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2ca" officeooo:paragraph-rsid="0003b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&lt;% </text:p>
      <text:p text:style-name="P1">HttpSession sesion = request.getSession(true);</text:p>
      <text:p text:style-name="P1">sesion.setAttribute("login","anonimo");</text:p>
      <text:p text:style-name="P1"><text:s/>%&gt;</text:p>
      <text:p text:style-name="P1"/>
      <text:p text:style-name="P1">2. <text:tab/><text:tab/>2 controladores adminAplicacion y adminUsuario</text:p>
      <text:p text:style-name="P1">protected void doPost(HttpServletRequest request, HttpServletResponse response) throws ServletException, IOException {</text:p>
      <text:p text:style-name="P1"><text:tab/><text:tab/></text:p>
      <text:p text:style-name="P1"><text:tab/><text:tab/>String login=request.getParameter("login");</text:p>
      <text:p text:style-name="P1"><text:tab/><text:tab/>String clave=request.getParameter("clave");</text:p>
      <text:p text:style-name="P1"><text:tab/><text:tab/>usuarioOperaciones op=new usuarioOperaciones();</text:p>
      <text:p text:style-name="P1"><text:tab/><text:tab/>Usuario us=op.identificar(login, clave);</text:p>
      <text:p text:style-name="P1"><text:tab/><text:tab/>if (us!=null) {</text:p>
      <text:p text:style-name="P1"><text:tab/><text:tab/><text:tab/>HttpSession sesion = request.getSession();</text:p>
      <text:p text:style-name="P1"><text:tab/><text:tab/><text:tab/>request.getSession().removeAttribute("login");</text:p>
      <text:p text:style-name="P1"><text:s text:c="12"/>sesion.setAttribute("login", us.getLogin());</text:p>
      <text:p text:style-name="P1"><text:s text:c="12"/>response.sendRedirect("despliegaEntrada.jsp");</text:p>
      <text:p text:style-name="P1"><text:s text:c="8"/>}else {</text:p>
      <text:p text:style-name="P1"><text:s text:c="8"/><text:tab/>response.sendRedirect("index.jsp");</text:p>
      <text:p text:style-name="P1"><text:tab/></text:p>
      <text:p text:style-name="P1"><text:tab/><text:tab/>}</text:p>
      <text:p text:style-name="P1"><text:tab/>}</text:p>
      <text:p text:style-name="P1"/>
      <text:p text:style-name="P1"/>
      <text:p text:style-name="P1">3. despliegaEntrada</text:p>
      <text:p text:style-name="P1">&lt;body&gt;</text:p>
      <text:p text:style-name="P1">&lt;%@ page import="javax.servlet.http.HttpSession" %&gt;</text:p>
      <text:p text:style-name="P1">&lt;%</text:p>
      <text:p text:style-name="P1">HttpSession sesion = request.getSession();</text:p>
      <text:p text:style-name="P1">String ses=(String)sesion.getAttribute("login");</text:p>
      <text:p text:style-name="P1"/>
      <text:p text:style-name="P1">if (ses.equals("anonimo")) {</text:p>
      <text:p text:style-name="P1"><text:tab/>out.println("&lt;p&gt; no eres administrador&lt;/p&gt;");</text:p>
      <text:p text:style-name="P1">}else {</text:p>
      <text:p text:style-name="P1"><text:tab/>out.println("&lt;p&gt; eres "+ses+"&lt;/p&gt;");</text:p>
      <text:p text:style-name="P1">%&gt;</text:p>
      <text:p text:style-name="P1"/>
      <text:p text:style-name="P1">&lt;p&gt;&lt;a href="formI.jsp"&gt;insertar&lt;/a&gt;&lt;/p&gt;</text:p>
      <text:p text:style-name="P1">&lt;%</text:p>
      <text:p text:style-name="P1">}</text:p>
      <text:p text:style-name="P1">%&gt;</text:p>
      <text:p text:style-name="P1">&lt;p&gt;&lt;a href="adminAplicacion?action=1"&gt;ver datos&lt;/a&gt;&lt;/p&gt;</text:p>
      <text:p text:style-name="P1">&lt;p&gt;&lt;a href="index.jsp"&gt;regresar a index&lt;/a&gt;</text:p>
      <text:p text:style-name="P1">&lt;/body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8:39:40.770000000</meta:creation-date>
    <dc:date>2020-02-07T08:58:24.969000000</dc:date>
    <meta:editing-duration>PT7M51S</meta:editing-duration>
    <meta:editing-cycles>1</meta:editing-cycles>
    <meta:document-statistic meta:table-count="0" meta:image-count="0" meta:object-count="0" meta:page-count="1" meta:paragraph-count="40" meta:word-count="90" meta:character-count="1172" meta:non-whitespace-character-count="1051"/>
    <meta:generator>LibreOffice/6.3.1.2$Windows_X86_64 LibreOffice_project/b79626edf0065ac373bd1df5c28bd630b4424273</meta:generator>
  </office:meta>
</office:document-meta>
</file>